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10" svg:font-family="10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Liberation Serif" fo:font-size="12pt" fo:font-style="italic" officeooo:rsid="00146797" officeooo:paragraph-rsid="00146797" style:font-size-asian="12pt" style:font-style-asian="italic" style:font-name-complex="Liberation Serif" style:font-size-complex="12pt" style:font-style-complex="italic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 fo:font-size="12pt" officeooo:rsid="00146797" officeooo:paragraph-rsid="00146797" style:font-size-asian="12pt" style:font-name-complex="Liberation Serif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146797" officeooo:paragraph-rsid="00146797" style:font-size-asian="12pt" style:font-name-complex="Liberation Serif" style:font-size-complex="12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officeooo:rsid="001ac2e7" officeooo:paragraph-rsid="001c44f8" style:font-size-asian="12pt" style:font-name-complex="Liberation Serif" style:font-size-complex="12pt"/>
    </style:style>
    <style:style style:name="P5" style:family="paragraph" style:parent-style-name="Standard" style:list-style-name="L1">
      <style:paragraph-properties fo:line-height="150%" fo:text-align="center" style:justify-single-word="false"/>
      <style:text-properties style:font-name="Liberation Serif" fo:font-size="12pt" officeooo:rsid="001ac2e7" officeooo:paragraph-rsid="001c44f8" style:font-size-asian="12pt" style:font-name-complex="Liberation Serif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11b7" style:font-style-asian="italic" style:font-style-complex="italic"/>
    </style:style>
    <style:style style:name="T3" style:family="text">
      <style:text-properties fo:font-style="italic" officeooo:rsid="002013fc" style:font-style-asian="italic" style:font-style-complex="italic"/>
    </style:style>
    <style:style style:name="T4" style:family="text">
      <style:text-properties officeooo:rsid="001c44f8"/>
    </style:style>
    <style:style style:name="T5" style:family="text">
      <style:text-properties officeooo:rsid="001ff37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011b7"/>
    </style:style>
    <style:style style:name="T8" style:family="text">
      <style:text-properties officeooo:rsid="002013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 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Komunikasi Data </text:span>2018 / 2019</text:p>
      <text:p text:style-name="P2">Tugas <text:span text:style-name="T7">6</text:span> – <text:span text:style-name="T2">Hamming Code</text:span></text:p>
      <text:p text:style-name="P3"/>
      <text:list xml:id="list1531109761" text:style-name="L1">
        <text:list-item>
          <text:p text:style-name="P4">Diketahui suatu data yang diterima oleh perangkat adalah</text:p>
          <text:p text:style-name="P5"><text:span text:style-name="T8">1 0 0 1 0 0 1 1 1 0 1 → </text:span><text:span text:style-name="T3">arah data</text:span></text:p>
          <text:p text:style-name="P4">Jika perangkat penerima menggunakan <text:span text:style-name="T1">hamming</text:span> <text:span text:style-name="T1">code</text:span>. Buktikan bahwa terjadi <text:span text:style-name="T1">single-bit error</text:span> pada saat transmisi, kemudian tentukan <text:span text:style-name="T5">dimana</text:span> <text:span text:style-name="T1">error</text:span> itu terjadi dan perbaiki data tersebut.</text:p>
        </text:list-item>
        <text:list-item>
          <text:p text:style-name="P4">Diketahui data tiga karakter ASCII yang diterima oleh perangkat penerima adalah</text:p>
          <text:p text:style-name="P5"><text:span text:style-name="T3">arah data</text:span><text:span text:style-name="T8"> ← 000 000 111 101 011 011 010 100 101 110 111</text:span></text:p>
          <text:p text:style-name="P4">Jika perangkat penerima menggunakan <text:span text:style-name="T1">hamming</text:span> <text:span text:style-name="T1">code</text:span>. Tentukan apakah data tersebut mengalami <text:span text:style-name="T1">burst-error</text:span>. Jika ya, <text:span text:style-name="T5">b</text:span>erapa panjang <text:span text:style-name="T1">burst error</text:span><text:span text:style-name="T6">-</text:span>nya dan perbaiki data tersebut.</text:p>
        </text:list-item>
      </text:list>
      <text:p text:style-name="P3"/>
      <text:p text:style-name="P3"/>
      <text:p text:style-name="P3"/>
      <text:p text:style-name="P3"/>
      <text:p text:style-name="P1"/>
      <text:p text:style-name="P1">لايستطاع العلم براحة الجسم</text:p>
      <text:p text:style-name="P1">“Ilmu tidaklah dicapai dengan badan yang bersantai – santai” ~ Imam an Nawaw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10" svg:font-family="10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in" fo:margin-bottom="0.1583in" loext:contextual-spacing="false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in" fo:margin-bottom="0.1575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in" fo:margin-bottom="0.118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in" fo:margin-bottom="0.0783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583in" loext:contextual-spacing="false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fo:line-height="150%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fo:line-height="150%" fo:text-indent="0.2362in" style:auto-text-indent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 Black" fo:font-family="'Source Sans Pro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Source Sans Pro Semibold" fo:font-family="'Source Sans Pro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in" fo:margin-bottom="0.1583in" loext:contextual-spacing="false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in" fo:margin-bottom="0.157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in" fo:margin-bottom="0.1181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in" fo:margin-bottom="0.0783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text-properties fo:color="#e74c3c" style:font-name="Source Sans Pro Black" fo:font-family="'Source Sans Pro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3:37:28.005925669</meta:creation-date>
    <dc:date>2019-04-27T14:53:20.322965768</dc:date>
    <meta:editing-duration>PT27M50S</meta:editing-duration>
    <meta:editing-cycles>8</meta:editing-cycles>
    <meta:generator>LibreOffice/6.2.2.2$Linux_X86_64 LibreOffice_project/2b840030fec2aae0fd2658d8d4f9548af4e3518d</meta:generator>
    <meta:document-statistic meta:table-count="0" meta:image-count="0" meta:object-count="0" meta:page-count="1" meta:paragraph-count="10" meta:word-count="120" meta:character-count="730" meta:non-whitespace-character-count="620"/>
  </office:meta>
</office:document-meta>
</file>